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tyle="normal" officeooo:rsid="001796e6" officeooo:paragraph-rsid="0003a223" style:font-style-asian="normal" style:font-style-complex="normal"/>
    </style:style>
    <style:style style:name="P2" style:family="paragraph" style:parent-style-name="Heading_20_1">
      <style:text-properties fo:font-style="normal" officeooo:rsid="000e5d83" officeooo:paragraph-rsid="0003a223" style:font-style-asian="normal" style:font-style-complex="normal"/>
    </style:style>
    <style:style style:name="P3" style:family="paragraph" style:parent-style-name="Standard">
      <style:text-properties fo:font-style="italic" officeooo:rsid="000e5d83" officeooo:paragraph-rsid="0003a223" style:font-style-asian="italic" style:font-style-complex="italic"/>
    </style:style>
    <style:style style:name="P4" style:family="paragraph" style:parent-style-name="Standard">
      <style:text-properties fo:font-style="normal" officeooo:rsid="001796e6" officeooo:paragraph-rsid="0003a223" style:font-style-asian="normal" style:font-style-complex="normal"/>
    </style:style>
    <style:style style:name="P5" style:family="paragraph" style:parent-style-name="Standard">
      <style:text-properties fo:font-style="normal" officeooo:rsid="00199474" officeooo:paragraph-rsid="0003a223" style:font-style-asian="normal" style:font-style-complex="normal"/>
    </style:style>
    <style:style style:name="P6" style:family="paragraph" style:parent-style-name="Standard">
      <style:text-properties fo:font-style="normal" officeooo:rsid="001b3154" officeooo:paragraph-rsid="0003a223" style:font-style-asian="normal" style:font-style-complex="normal"/>
    </style:style>
    <style:style style:name="P7" style:family="paragraph" style:parent-style-name="Standard">
      <style:text-properties fo:font-style="normal" officeooo:rsid="0003a223" officeooo:paragraph-rsid="0003a223" style:font-style-asian="normal" style:font-style-complex="normal"/>
    </style:style>
    <style:style style:name="P8" style:family="paragraph" style:parent-style-name="Standard">
      <style:text-properties fo:font-style="normal" officeooo:rsid="000584fe" officeooo:paragraph-rsid="000584fe" style:font-style-asian="normal" style:font-style-complex="normal"/>
    </style:style>
    <style:style style:name="P9" style:family="paragraph" style:parent-style-name="Standard">
      <style:text-properties fo:font-style="normal" officeooo:rsid="0005a6b3" officeooo:paragraph-rsid="0005a6b3" style:font-style-asian="normal" style:font-style-complex="normal"/>
    </style:style>
    <style:style style:name="P10" style:family="paragraph" style:parent-style-name="Standard">
      <style:text-properties fo:font-style="normal" officeooo:rsid="00068c02" officeooo:paragraph-rsid="00068c02" style:font-style-asian="normal" style:font-style-complex="normal"/>
    </style:style>
    <style:style style:name="T1" style:family="text">
      <style:text-properties officeooo:rsid="0018a674"/>
    </style:style>
    <style:style style:name="T2" style:family="text">
      <style:text-properties officeooo:rsid="00199474"/>
    </style:style>
    <style:style style:name="T3" style:family="text">
      <style:text-properties officeooo:rsid="00046d44"/>
    </style:style>
    <style:style style:name="T4" style:family="text">
      <style:text-properties officeooo:rsid="0005a6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rganic agriculture in the twenty-first century</text:h>
      <text:p text:style-name="P4"/>
      <text:p text:style-name="P4">Organic agriculture combines traditional conservation-minded farming methods with modern farming technologies. It emphasizes rotating crops, managing pests naturally, diversifying crops and livestock, and improving the soil with compost additions and animal and green manures. Organic agriculture was established in its own right in the 1930s and 1940s, being developed in Britain by Lady Eve Balfour and Sir Albert Howard, in Switzerland by Hans Mueller, in the United States by J. I. Rodale and in Japan by Masanobu Fukuoka. Many farms in both developed and less-developed <text:span text:style-name="T1">countries implement organic practices but are not certified organic. </text:span><text:span text:style-name="T2">Although requirements vary slightly between certifying agencies, they promote soil quality, crop rotations, animal and plant diversity, biological processes, and animal welfare, while generally prohibiting irradiation, sewage sludge, genetic engineering, the prophylactic use of antibiotics, and virtually all synthetic pesticides and fertilisers. As most certification standards originated in temperate developed countries, they are not always applicable in other regions, especially in less-developed countries. High demand for organic foods in Europ and North America has resulted in the import of organic foods from large farms in less-developed countries.</text:span></text:p>
      <text:p text:style-name="P4"/>
      <text:p text:style-name="P5">About 38% of the Earth’s land cover is occupied by agriculture. Although agriculture provides growing supplies of food and other products, it is a major contributor to greenhouse gases, biodiversity loss, agrochemical pollution and soil degradation. Most of these environmental consequences come from arable land which comprises around 12% of the land cover. Adopting truly sustainable farming systems on a wide scale is our best opportunity for meeting this grand challenge and ensuring future food and ecosystem security. Concerns about the unsustainability of conventional agriculture have promoted interest in other farming systems, such as organic, integrated and conservation agriculture. </text:p>
      <text:p text:style-name="P5"/>
      <text:p text:style-name="P6">Reviews and meta-analyses generally support the perception that organic farming systems are more environmentally friendly than conventional farming systems. Organic farms generally have more plant diversity, greater faunal diversity (insects, soil fauna and microbes, birds) and often more habitat and landscape diversity. Most functional groups, such as herbivores, pollinators, predators and producers, are more diverse in organic farming systems. In a study covering eight western and eastern European countries, insecticides and fungicides had consistently negative effects on biodiversity, with insecticides also reducing the biological control potential in farming systems. </text:p>
      <text:p text:style-name="P6"/>
      <text:p text:style-name="P6">With only 1% of global agricultural land in organic production, and with its multiple sustainability benefits, organic agriculture can contribute a larger share in feeding the world. Yet, significant barriers to farmer adopting organic practices remain in both developed and less-developed countries. </text:p>
      <text:p text:style-name="P3"/>
      <text:p text:style-name="P3"/>
      <text:p text:style-name="P3"/>
      <text:p text:style-name="P3"/>
      <text:p text:style-name="P3"/>
      <text:p text:style-name="P3"/>
      <text:p text:style-name="P3"/>
      <text:p text:style-name="P3"/>
      <text:p text:style-name="P3"/>
      <text:p text:style-name="P3"/>
      <text:p text:style-name="P3"/>
      <text:h text:style-name="P2" text:outline-level="1"><text:soft-page-break/>Environmental Impact of Different Agricultural Management Practices: Conventional vs. Organic Agriculture</text:h>
      <text:p text:style-name="P7">Organic agriculture refers to a farming system that enhance soil fertility through maximizing the efficient use of local resources, while foregoing the use of agrochemicals, the use of Genetic Modified Organisms, as well as that of many synthetic compounds used as food additives. <text:span text:style-name="T3">Organic agriculture relies on a number of farming practices based on ecological cycles, and aims at minimising the environmental impact of the food industry, preserving the long term sustainability of soil and reducing to a minimum the use of non renewable resources. </text:span></text:p>
      <text:p text:style-name="P7"/>
      <text:p text:style-name="P8">Organic farming systems generally harbor a larger floral and faunal biodiversity <text:span text:style-name="T4">than conventional systems, although when properly managed also the latter can improve biodiversity. Overall, organic agriculture appears to perform better than conventional farming, and provides also other important environmental advantages, such as halting the use of harmful chemicals and their spread in the environment and along the trophic chain, and reducing water use. </text:span></text:p>
      <text:p text:style-name="P8"/>
      <text:p text:style-name="P9">Organic farming origins can be traced back to the 1920-1930 period in North Europe (mostly Germany and UK), and it is now widely spread all over the world. </text:p>
      <text:p text:style-name="P9"/>
      <text:p text:style-name="P9">We are aware that conventional agriculture can adopt low input, environmentally friendly approaches to management (as in systems with reduced or no tillage, or integrated pest management farming). However, the very fact that organic agriculture is strictly regulated allows better comparison of the performances of farming systems with and without agrochemical inputs, and with or without the adoption of certain management practices. The main difficulty in comparisons is the blur of definition of conventional practices, which range from traditional polycultures to highly industrial monocultures.</text:p>
      <text:p text:style-name="P9"/>
      <text:p text:style-name="P10">In organic farming systems soil fertility is enhanced by crop rotation, intercropping, polyculture, covering crops and mulching. Pest control is achieved by using appropriate cropping techniques, biological control, and natural pesticides (mainly extracted from plants). Weed control, in many cases the main focal problem for organic farming, is managed by appropriate rotation, seeding timing, mechanic cultivation, mulching, transplanting, flam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2T18:02:12.793330471</meta:creation-date>
    <dc:date>2022-06-22T19:10:32.925299950</dc:date>
    <meta:editing-duration>PT4M32S</meta:editing-duration>
    <meta:editing-cycles>1</meta:editing-cycles>
    <meta:document-statistic meta:table-count="0" meta:image-count="0" meta:object-count="0" meta:page-count="2" meta:paragraph-count="11" meta:word-count="748" meta:character-count="5344" meta:non-whitespace-character-count="4600"/>
    <meta:generator>LibreOffice/6.4.7.2$Linux_X86_64 LibreOffice_project/40$Build-2</meta:generator>
  </office:meta>
</office:document-meta>
</file>